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fig ssh</text:p>
      <text:p text:style-name="P1">sudo apt install git</text:p>
      <text:p text:style-name="P1">ssh-keygen //génération de la clef</text:p>
      <text:p text:style-name="P1">dans /home/yoann ls -la //trouver le .ssh</text:p>
      <text:p text:style-name="P1">aller dans le .ssh</text:p>
      <text:p text:style-name="P1">cat id_rsa.pub //récupération de la clef</text:p>
      <text:p text:style-name="P1">Copier la clef aller dans github settings clef ssh</text:p>
      <text:p text:style-name="P1">Copier l'adresse ssh de notre repesitory</text:p>
      <text:p text:style-name="P1">cd ~ //aller directement home/yoann</text:p>
      <text:p text:style-name="P1">git clone adresse ssh</text:p>
      <text:p text:style-name="P2"><text:span text:style-name="T1">config git dépot local git config --global user.name "Yo-an" git config --global user.email "</text:span><text:a xlink:type="simple" xlink:href="mailto:sacheryoann@gmail.com" text:style-name="Internet_20_link" text:visited-style-name="Visited_20_Internet_20_Link"><text:span text:style-name="T2">sacheryoann@gmail.com</text:span></text:a><text:span text:style-name="T1">"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9:53:33.128246732</meta:creation-date>
    <dc:date>2019-09-09T20:02:53.485027617</dc:date>
    <meta:editing-duration>PT9M21S</meta:editing-duration>
    <meta:editing-cycles>1</meta:editing-cycles>
    <meta:document-statistic meta:table-count="0" meta:image-count="0" meta:object-count="0" meta:page-count="1" meta:paragraph-count="11" meta:word-count="68" meta:character-count="424" meta:non-whitespace-character-count="369"/>
    <meta:generator>LibreOffice/6.0.7.3$Linux_X86_64 LibreOffice_project/00m0$Build-3</meta:generator>
  </office:meta>
</office:document-meta>
</file>